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7:</text:p>
      <text:p text:style-name="Standard">Añadir login por certificado</text:p>
      <text:p text:style-name="Standard"/>
      <text:p text:style-name="Standard">Objetivos.</text:p>
      <text:p text:style-name="Standard">Que los usuarios se puedan autenticar por certificado digital</text:p>
      <text:p text:style-name="Standard"/>
      <text:p text:style-name="Standard">Tareas:</text:p>
      <text:p text:style-name="P1">Configurar node.js para que acepte certificado digital</text:p>
      <text:p text:style-name="P1"/>
      <text:p text:style-name="Standard">Proceso:</text:p>
      <text:p text:style-name="Standard">creamos un nuevo servidor en el puerto 8002 para que logue al usuario con certificado, y le ponemos las siguientes opciones:</text:p>
      <text:p text:style-name="Standard"/>
      <text:p text:style-name="Standard"/>
      <text:p text:style-name="Standard"><text:s/>var optionsCert = {</text:p>
      <text:p text:style-name="Standard"><text:s text:c="4"/>key: fs.readFileSync(path.join('./artifacts/keys/private/mini-hospital-key.pem')),</text:p>
      <text:p text:style-name="Standard"><text:s text:c="4"/>cert: fs.readFileSync(path.join('./artifacts/keys/mini-hospital-cert.pem')),</text:p>
      <text:p text:style-name="Standard"><text:s text:c="4"/>ca: [fs.readFileSync('./artifacts/ca/ACRAIZ-SHA1-PEM.crt')],</text:p>
      <text:p text:style-name="Standard"><text:s text:c="4"/>requestCert: true,</text:p>
      <text:p text:style-name="Standard">};</text:p>
      <text:p text:style-name="Standard"/>
      <text:p text:style-name="Standard">Creamos un modulo para cuando pulsemos los botones que haga el login adecuado.</text:p>
      <text:p text:style-name="Standard">Para obtener el certificado del cliente se hace así:</text:p>
      <text:p text:style-name="Standard"/>
      <text:p text:style-name="Standard"><text:s text:c="3"/>var isValid = function(req){</text:p>
      <text:p text:style-name="Standard"><text:s text:c="8"/>'use strict';</text:p>
      <text:p text:style-name="Standard"><text:s text:c="8"/>return req.client.authorized;</text:p>
      <text:p text:style-name="Standard"><text:s text:c="4"/>};</text:p>
      <text:p text:style-name="Standard"><text:s text:c="4"/></text:p>
      <text:p text:style-name="Standard"><text:s text:c="4"/>var getSerialNumber = function(req){</text:p>
      <text:p text:style-name="Standard"><text:s text:c="8"/>'use strict';</text:p>
      <text:p text:style-name="Standard"><text:s text:c="8"/>var cert = req.connection.getPeerCertificate();</text:p>
      <text:p text:style-name="Standard"><text:s text:c="8"/>console.log(cert);</text:p>
      <text:p text:style-name="Standard"><text:s text:c="8"/>if (isValid(req)) {</text:p>
      <text:p text:style-name="Standard"><text:s text:c="12"/>if (cert &amp;&amp; Object.keys(cert).length){</text:p>
      <text:p text:style-name="Standard"><text:s text:c="16"/>var subject = cert.subject,</text:p>
      <text:p text:style-name="Standard"><text:s text:c="20"/>dni = subject.serialNumber;</text:p>
      <text:p text:style-name="Standard"><text:s text:c="16"/>return dni;</text:p>
      <text:p text:style-name="Standard"><text:s text:c="12"/>}</text:p>
      <text:p text:style-name="Standard"><text:s text:c="8"/>}</text:p>
      <text:p text:style-name="Standard"><text:s text:c="8"/>console.log('no valido:'+ req.client.authorizationError);</text:p>
      <text:p text:style-name="Standard"><text:s text:c="8"/>return null;</text:p>
      <text:p text:style-name="Standard"><text:s text:c="8"/></text:p>
      <text:p text:style-name="Standard"><text:s text:c="4"/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08:46:49</meta:creation-date>
    <meta:generator>LibreOffice/3.5$Linux_x86 LibreOffice_project/350m1$Build-2</meta:generator>
    <dc:date>2014-06-07T14:35:52</dc:date>
    <meta:editing-duration>PT7M11S</meta:editing-duration>
    <meta:editing-cycles>13</meta:editing-cycles>
    <meta:document-statistic meta:table-count="0" meta:image-count="0" meta:object-count="0" meta:page-count="1" meta:paragraph-count="36" meta:word-count="125" meta:character-count="1285" meta:non-whitespace-character-count="978"/>
  </office:meta>
</office:document-meta>
</file>